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909" officeooo:paragraph-rsid="001d5909"/>
    </style:style>
    <style:style style:name="P2" style:family="paragraph" style:parent-style-name="Standard">
      <style:text-properties officeooo:paragraph-rsid="001d5909"/>
    </style:style>
    <style:style style:name="P3" style:family="paragraph" style:parent-style-name="Standard">
      <style:text-properties officeooo:rsid="0021a24c" officeooo:paragraph-rsid="0021a24c"/>
    </style:style>
    <style:style style:name="P4" style:family="paragraph" style:parent-style-name="Standard">
      <style:text-properties officeooo:paragraph-rsid="0021a24c"/>
    </style:style>
    <style:style style:name="P5" style:family="paragraph" style:parent-style-name="Text_20_body">
      <style:text-properties officeooo:rsid="0021a24c" officeooo:paragraph-rsid="0021a24c"/>
    </style:style>
    <style:style style:name="P6" style:family="paragraph" style:parent-style-name="Text_20_body">
      <style:text-properties officeooo:paragraph-rsid="0021a24c"/>
    </style:style>
    <style:style style:name="P7" style:family="paragraph" style:parent-style-name="Text_20_body">
      <style:text-properties officeooo:rsid="0023c72d" officeooo:paragraph-rsid="0023c72d"/>
    </style:style>
    <style:style style:name="P8" style:family="paragraph" style:parent-style-name="Heading_20_2">
      <style:text-properties officeooo:rsid="0021a24c" officeooo:paragraph-rsid="0021a24c"/>
    </style:style>
    <style:style style:name="P9" style:family="paragraph" style:parent-style-name="Heading_20_3">
      <style:text-properties officeooo:rsid="0021a24c" officeooo:paragraph-rsid="0021a24c"/>
    </style:style>
    <style:style style:name="P10" style:family="paragraph" style:parent-style-name="Heading_20_3">
      <style:text-properties officeooo:rsid="0023c72d" officeooo:paragraph-rsid="0023c72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officeooo:rsid="0023c72d" officeooo:paragraph-rsid="0023c72d"/>
    </style:style>
    <style:style style:name="P14" style:family="paragraph" style:parent-style-name="Text_20_body">
      <style:text-properties officeooo:rsid="002f0d80" officeooo:paragraph-rsid="002f0d80"/>
    </style:style>
    <style:style style:name="P15" style:family="paragraph" style:parent-style-name="Text_20_body">
      <style:text-properties officeooo:rsid="002fff0b" officeooo:paragraph-rsid="002fff0b"/>
    </style:style>
    <style:style style:name="P16" style:family="paragraph" style:parent-style-name="Text_20_body">
      <style:text-properties officeooo:rsid="0021a24c" officeooo:paragraph-rsid="0021a24c"/>
    </style:style>
    <style:style style:name="P17" style:family="paragraph" style:parent-style-name="Text_20_body">
      <style:text-properties officeooo:rsid="0034b3e9" officeooo:paragraph-rsid="0034b3e9"/>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T1" style:family="text">
      <style:text-properties officeooo:rsid="001d5909"/>
    </style:style>
    <style:style style:name="T2" style:family="text">
      <style:text-properties officeooo:rsid="0021a24c"/>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P1">1-What is Git ?</text:p>
      <text:p text:style-name="P1"/>
      <text:p text:style-name="P2"><text:span text:style-name="T1">Ans- </text:span>Git is a <text:a xlink:type="simple" xlink:href="https://git-scm.com/about/free-and-open-source" text:style-name="Internet_20_link" text:visited-style-name="Visited_20_Internet_20_Link">free and open source</text:a> distributed version control system designed to handle everything from small to very large projects with speed and efficiency.</text:p>
      <text:p text:style-name="P1">Git is very useful in Distributed Environment.</text:p>
      <text:p text:style-name="P1">*****</text:p>
      <text:p text:style-name="P3">2- What is VCS ?</text:p>
      <text:p text:style-name="P3"/>
      <text:p text:style-name="P4"><text:span text:style-name="T2">Ans-</text:span>Version Control System</text:p>
      <text:p text:style-name="Text_20_body"><text:span text:style-name="T3">Version Control System (VCS)</text:span> is a software that helps software developers to work together and maintain a complete history of their work.</text:p>
      <text:p text:style-name="Text_20_body">Listed below are the functions of a VCS:</text:p>
      <text:list xml:id="list1200844066883835371" text:style-name="L1">
        <text:list-item>
          <text:p text:style-name="P18">Allows developers to work simultaneously. </text:p>
        </text:list-item>
        <text:list-item>
          <text:p text:style-name="P18">Does not allow overwriting each other’s changes. </text:p>
        </text:list-item>
        <text:list-item>
          <text:p text:style-name="P11">Maintains a history of every version. </text:p>
        </text:list-item>
      </text:list>
      <text:p text:style-name="Text_20_body">******</text:p>
      <text:p text:style-name="P5">3-Types of VCS ?</text:p>
      <text:p text:style-name="P6"><text:span text:style-name="T2">Ans-</text:span>Following are the types of VCS:</text:p>
      <text:list xml:id="list3518066907128149975" text:style-name="L2">
        <text:list-item>
          <text:p text:style-name="P19">Centralized version control system (CVCS). </text:p>
        </text:list-item>
        <text:list-item>
          <text:p text:style-name="P12">Distributed/Decentralized version control system (DVCS). </text:p>
        </text:list-item>
      </text:list>
      <text:h text:style-name="P8" text:outline-level="2">Distributed Version Control System And CVCS</text:h>
      <text:p text:style-name="Text_20_body">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Text_20_body">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h text:style-name="Heading_20_2" text:outline-level="2"><text:soft-page-break/>Advantages of Git</text:h>
      <text:h text:style-name="Heading_20_3" text:outline-level="3">Free and open source</text:h>
      <text:p text:style-name="Text_20_body">Git is released under GPL’s open source license. It is available freely over the internet. You can use Git to manage property projects without paying a single penny. As it is an open source, you can download its source code and also perform changes according to your requirements.</text:p>
      <text:h text:style-name="Heading_20_3" text:outline-level="3">Fast and small</text:h>
      <text:p text:style-name="Text_20_body">As most of the operations are performed locally, it gives a huge benefit in terms of speed. Git does not rely on the central server; that is why, there is no need to interact with the remote server for every operation. The core part of Git is written in C, which avoids runtime overheads associated with other high-level languages. Though Git mirrors entire repository, the size of the data on the client side is small. This illustrates the efficiency of Git at compressing and storing data on the client side.</text:p>
      <text:h text:style-name="Heading_20_3" text:outline-level="3">Implicit backup</text:h>
      <text:p text:style-name="Text_20_body">The chances of losing data are very rare when there are multiple copies of it. Data present on any client side mirrors the repository, hence it can be used in the event of a crash or disk corruption.</text:p>
      <text:h text:style-name="Heading_20_3" text:outline-level="3">Security</text:h>
      <text:p text:style-name="Text_20_body">Git uses a common cryptographic hash function called secure hash function (SHA1), to name and identify objects within its database. Every file and commit is check-summed and retrieved by its checksum at the time of checkout. It implies that, it is impossible to change file, date, and commit message and any other data from the Git database without knowing Git.</text:p>
      <text:h text:style-name="Heading_20_3" text:outline-level="3">No need of powerful hardware</text:h>
      <text:p text:style-name="Text_20_body">In case of CVCS, the central server needs to be powerful enough to serve requests of the entire team. For smaller teams, it is not an issue, but as the team size grows, the hardware limitations of the server can be a performance bottleneck. In case of DVCS, developers don’t interact with the server unless they need to push or pull changes. All the heavy lifting happens on the client side, so the server hardware can be very simple indeed.</text:p>
      <text:h text:style-name="Heading_20_3" text:outline-level="3">Easier branching</text:h>
      <text:p text:style-name="Text_20_body">CVCS uses cheap copy mechanism, If we create a new branch, it will copy all the codes to the new branch, so it is time-consuming and not efficient. Also, deletion and merging of branches in CVCS is complicated and time-consuming. But branch management with Git is very simple. It takes only a few seconds to create, delete, and merge branches.</text:p>
      <text:p text:style-name="Text_20_body">*******</text:p>
      <text:p text:style-name="P5">4-What is local repository and Staging Area or index ?</text:p>
      <text:h text:style-name="P9" text:outline-level="3"><text:soft-page-break/>Local Repository</text:h>
      <text:p text:style-name="Text_20_body">Every VCS tool provides a private workplace as a working copy. Developers make changes in their private workplace and after commit, these changes become a part of the repository. Git takes it one step further by providing them a private copy of the whole repository. Users can perform many operations with this repository such as add file, remove file, rename file, move file, commit changes, and many more.</text:p>
      <text:h text:style-name="Heading_20_3" text:outline-level="3">Working Directory and Staging Area or Index</text:h>
      <text:p text:style-name="Text_20_body">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Text_20_body">Let us see the basic workflow of Git.</text:p>
      <text:p text:style-name="Text_20_body"><text:span text:style-name="T3">Step 1</text:span> : You modify a file from the working directory.</text:p>
      <text:p text:style-name="Text_20_body"><text:span text:style-name="T3">Step 2</text:span> : You add these files to the staging area.</text:p>
      <text:p text:style-name="Text_20_body"><text:span text:style-name="T3">Step 3</text:span> : You perform commit operation that moves the files from the staging area. After push operation, it stores the changes permanently to the Git repository.</text:p>
      <text:p text:style-name="P5">Suppose you modified two files, namely “sort.c” and “search.c” and you want two different commits for each operation. You can add one file in the staging area and do commit. After the first commit, repeat the same procedure for another file.</text:p>
      <text:p text:style-name="P5">********</text:p>
      <text:p text:style-name="P17">***To Set Up Git Lab take help from Youtube and set up SSH key </text:p>
      <text:p text:style-name="P5"/>
      <text:p text:style-name="P5">*******</text:p>
      <text:p text:style-name="P7">5- Git Commands</text:p>
      <text:p text:style-name="P7">1-To install git</text:p>
      <text:p text:style-name="P7">sudo apt-get install git-core</text:p>
      <text:p text:style-name="P7">2-git –version</text:p>
      <text:p text:style-name="P7">3-git config --global user.name <text:a xlink:type="simple" xlink:href="mailto:Abhi@123" text:style-name="Internet_20_link" text:visited-style-name="Visited_20_Internet_20_Link">Abhi@123</text:a></text:p>
      <text:p text:style-name="P7">4-git config user.name</text:p>
      <text:p text:style-name="P7">5-git config --global user.email <text:a xlink:type="simple" xlink:href="mailto:abhisheksingh671997@gmail.com" text:style-name="Internet_20_link" text:visited-style-name="Visited_20_Internet_20_Link">abhisheksingh671997@gmail.com</text:a></text:p>
      <text:p text:style-name="P7">6-git config user.email</text:p>
      <text:p text:style-name="P7">7-</text:p>
      <text:p text:style-name="P7"/>
      <text:p text:style-name="P7"><text:soft-page-break/></text:p>
      <text:p text:style-name="P7"/>
      <text:p text:style-name="P7">**********************</text:p>
      <text:p text:style-name="P14">Git Commands</text:p>
      <text:p text:style-name="P14">At Starting</text:p>
      <text:p text:style-name="P14">1-cd testing</text:p>
      <text:p text:style-name="P14">2-touch README.md</text:p>
      <text:p text:style-name="P14">3-nano README.md</text:p>
      <text:p text:style-name="P14">4-git add README.md</text:p>
      <text:p text:style-name="P14">5-git commit -m "add README"</text:p>
      <text:p text:style-name="P14">6-git push -u origin master</text:p>
      <text:p text:style-name="P14">1-This command will initialize to that repository to local</text:p>
      <text:p text:style-name="P14">git init</text:p>
      <text:p text:style-name="P14">2-cd Abc.txt</text:p>
      <text:p text:style-name="P14">3-nano Abc.txt</text:p>
      <text:p text:style-name="P14">4-git add .</text:p>
      <text:p text:style-name="P14">5- git commit -m “Helo”</text:p>
      <text:p text:style-name="P14">6-git pull rootlink</text:p>
      <text:p text:style-name="P15"><text:s/>git pull git@gitlab.com:abhi_singh1/testing.git</text:p>
      <text:p text:style-name="P14">7-git push -u origin master</text:p>
      <text:p text:style-name="P15">To provide access</text:p>
      <text:p text:style-name="P15">git remote set-url origin git@gitlab.com:abhi_singh1/testing.git</text:p>
      <text:p text:style-name="P14"/>
      <text:p text:style-name="P7"/>
      <text:p text:style-name="P7"/>
      <text:p text:style-name="P7"/>
      <text:h text:style-name="P10" text:outline-level="3">Blobs</text:h>
      <text:p text:style-name="Text_20_body">Blob stands for <text:span text:style-name="T3">B</text:span>inary <text:span text:style-name="T3">L</text:span>arge <text:span text:style-name="T3">Ob</text:span>ject. Each version of a file is represented by blob. A blob holds the file data but doesn’t contain any metadata about the file. It is a binary file, and in Git database, it is named as SHA1 hash of that file. In Git, files are not addressed by names. Everything is content-addressed.</text:p>
      <text:h text:style-name="Heading_20_3" text:outline-level="3"><text:soft-page-break/>Trees</text:h>
      <text:p text:style-name="Text_20_body">Tree is an object, which represents a directory. It holds blobs as well as other sub-directories. A tree is a binary file that stores references to blobs and trees which are also named as <text:span text:style-name="T3">SHA1</text:span> hash of the tree object.</text:p>
      <text:h text:style-name="Heading_20_3" text:outline-level="3">Commits</text:h>
      <text:p text:style-name="Text_20_body">Commit holds the current state of the repository. A commit is also named by <text:span text:style-name="T3">SHA1</text:span> hash. You can consider a commit object as a node of the linked list. Every commit object has a pointer to the parent commit object. From a given commit, you can traverse back by looking at the parent pointer to view the history of the commit. If a commit has multiple parent commits, then that particular commit has been created by merging two branches.</text:p>
      <text:h text:style-name="Heading_20_3" text:outline-level="3">Branches</text:h>
      <text:p text:style-name="Text_20_body">Branches are used to create another line of development. By default, Git has a master branch, which is same as trunk in Subversion. Usually, a branch is created to work on a new feature. Once the feature is completed, it is merged back with the master branch and we delete the branch. Every branch is referenced by HEAD, which points to the latest commit in the branch. Whenever you make a commit, HEAD is updated with the latest commit.</text:p>
      <text:h text:style-name="Heading_20_3" text:outline-level="3">Tags</text:h>
      <text:p text:style-name="Text_20_body">Tag assigns a meaningful name with a specific version in the repository. Tags are very similar to branches, but the difference is that tags are immutable. It means, tag is a branch, which nobody intends to modify. Once a tag is created for a particular commit, even if you create a new commit, it will not be updated. Usually, developers create tags for product releases.</text:p>
      <text:h text:style-name="Heading_20_3" text:outline-level="3">Clone</text:h>
      <text:p text:style-name="Text_20_body">Clone operation creates the instance of the repository. Clone operation not only checks out the working copy, but it also mirrors the complete repository. Users can perform many operations with this local repository. The only time networking gets involved is when the repository instances are being synchronized.</text:p>
      <text:h text:style-name="Heading_20_3" text:outline-level="3">Pull</text:h>
      <text:p text:style-name="Text_20_body">Pull operation copies the changes from a remote repository instance to a local one. The pull operation is used for synchronization between two repository instances. This is same as the update operation in Subversion.</text:p>
      <text:p text:style-name="Text_20_body"/>
      <text:p text:style-name="Text_20_body"/>
      <text:p text:style-name="Text_20_body"/>
      <text:h text:style-name="Heading_20_3" text:outline-level="3"><text:soft-page-break/>Push</text:h>
      <text:p text:style-name="Text_20_body">Push operation copies changes from a local repository instance to a remote one. This is used to store the changes permanently into the Git repository. This is same as the commit operation in Subversion.</text:p>
      <text:h text:style-name="Heading_20_3" text:outline-level="3">HEAD</text:h>
      <text:p text:style-name="Text_20_body">HEAD is a pointer, which always points to the latest commit in the branch. Whenever you make a commit, HEAD is updated with the latest commit. The heads of the branches are stored in <text:span text:style-name="T3">.git/refs/heads/</text:span> directory.</text:p>
      <text:p text:style-name="P7"/>
      <text:h text:style-name="Heading_20_3" text:outline-level="3">Revision</text:h>
      <text:p text:style-name="Text_20_body">Revision represents the version of the source code. Revisions in Git are represented by commits. These commits are identified by <text:span text:style-name="T3">SHA1</text:span> secure hashes.</text:p>
      <text:h text:style-name="Heading_20_3" text:outline-level="3">URL</text:h>
      <text:p text:style-name="Text_20_body">URL represents the location of the Git repository. Git URL is stored in config file.</text:p>
      <text:p text:style-name="Text_20_body"/>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22:49:50.098858475</meta:creation-date>
    <meta:generator>LibreOffice/5.1.6.2$Linux_X86_64 LibreOffice_project/10m0$Build-2</meta:generator>
    <dc:date>2018-10-07T02:17:27.766418502</dc:date>
    <meta:editing-duration>PT1H34M</meta:editing-duration>
    <meta:editing-cycles>5</meta:editing-cycles>
    <meta:document-statistic meta:table-count="0" meta:image-count="0" meta:object-count="0" meta:page-count="6" meta:paragraph-count="98" meta:word-count="1613" meta:character-count="9456" meta:non-whitespace-character-count="7941"/>
  </office:meta>
</office:document-meta>
</file>